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fo:font-size="12pt" style:text-underline-style="none" fo:font-weight="normal" officeooo:rsid="000709f8" officeooo:paragraph-rsid="0010dd0d"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officeooo:rsid="000b96b8" officeooo:paragraph-rsid="000b96b8"/>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0709f8" officeooo:paragraph-rsid="000a861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style:text-underline-style="none" fo:font-weight="bold" officeooo:rsid="000709f8" officeooo:paragraph-rsid="000b96b8"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6pt" style:text-underline-style="none" fo:font-weight="bold" officeooo:rsid="000d5a18" officeooo:paragraph-rsid="000d5a18"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6pt" style:text-underline-style="none" fo:font-weight="bold" officeooo:rsid="000d5a18" officeooo:paragraph-rsid="000e6c9e" style:font-size-asian="16pt" style:font-weight-asian="bold" style:font-size-complex="16pt" style:font-weight-complex="bold"/>
    </style:style>
    <style:style style:name="P9" style:family="paragraph" style:parent-style-name="Standard" style:list-style-name="L1">
      <style:paragraph-properties fo:text-align="justify" style:justify-single-word="false"/>
    </style:style>
    <style:style style:name="P10" style:family="paragraph" style:parent-style-name="Standard">
      <style:paragraph-properties fo:text-align="justify" style:justify-single-word="false"/>
      <style:text-properties officeooo:paragraph-rsid="0013ec83"/>
    </style:style>
    <style:style style:name="P11" style:family="paragraph" style:parent-style-name="Standard" style:list-style-name="L2">
      <style:paragraph-properties fo:text-align="justify" style:justify-single-word="false"/>
      <style:text-properties officeooo:paragraph-rsid="0013ec83"/>
    </style:style>
    <style:style style:name="P12" style:family="paragraph" style:parent-style-name="Standard">
      <style:paragraph-properties fo:text-align="justify" style:justify-single-word="false"/>
      <style:text-properties fo:font-size="12pt" style:text-underline-style="none" fo:font-weight="normal" officeooo:rsid="000709f8" officeooo:paragraph-rsid="0010dd0d"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0709f8" officeooo:paragraph-rsid="0013ba3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6pt" style:text-underline-style="none" fo:font-weight="bold" officeooo:rsid="000709f8" officeooo:paragraph-rsid="000709f8" style:font-size-asian="16pt" style:font-weight-asian="bold" style:font-size-complex="16pt" style:font-weight-complex="bold"/>
    </style:style>
    <style:style style:name="P15" style:family="paragraph" style:parent-style-name="Standard" style:list-style-name="L2">
      <style:paragraph-properties fo:text-align="justify" style:justify-single-word="false"/>
      <style:text-properties officeooo:rsid="00152275" officeooo:paragraph-rsid="00152275"/>
    </style:style>
    <style:style style:name="P16" style:family="paragraph" style:parent-style-name="Standard">
      <style:paragraph-properties fo:margin-left="0cm" fo:margin-right="0cm" fo:text-align="justify" style:justify-single-word="false" fo:text-indent="0cm" style:auto-text-indent="false"/>
      <style:text-properties style:text-underline-style="solid" style:text-underline-width="auto" style:text-underline-color="font-color" fo:font-weight="bold" officeooo:paragraph-rsid="0013ec83" style:font-weight-asian="bold" style:font-weight-complex="bold"/>
    </style:style>
    <style:style style:name="P17" style:family="paragraph" style:parent-style-name="Standard">
      <style:paragraph-properties fo:margin-left="0cm" fo:margin-right="0cm" fo:text-align="justify" style:justify-single-word="false" fo:text-indent="0cm" style:auto-text-indent="false"/>
      <style:text-properties style:text-underline-style="none" fo:font-weight="normal" officeooo:paragraph-rsid="0013ec83" style:font-weight-asian="normal" style:font-weight-complex="normal"/>
    </style:style>
    <style:style style:name="T1" style:family="text">
      <style:text-properties officeooo:rsid="000709f8"/>
    </style:style>
    <style:style style:name="T2" style:family="text">
      <style:text-properties officeooo:rsid="000a8614"/>
    </style:style>
    <style:style style:name="T3" style:family="text">
      <style:text-properties style:text-underline-style="none"/>
    </style:style>
    <style:style style:name="T4" style:family="text">
      <style:text-properties style:text-underline-style="none" officeooo:rsid="000a8614"/>
    </style:style>
    <style:style style:name="T5" style:family="text">
      <style:text-properties style:text-underline-style="none" officeooo:rsid="000b96b8"/>
    </style:style>
    <style:style style:name="T6" style:family="text">
      <style:text-properties officeooo:rsid="000e6c9e"/>
    </style:style>
    <style:style style:name="T7" style:family="text">
      <style:text-properties officeooo:rsid="0013b3c2"/>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style:text-underline-style="none" fo:font-weight="normal" officeooo:rsid="000709f8" style:font-size-asian="12pt" style:font-weight-asian="normal" style:font-size-complex="12pt" style:font-weight-complex="normal"/>
    </style:style>
    <style:style style:name="T10" style:family="text">
      <style:text-properties fo:font-size="12pt" style:text-underline-style="none" fo:font-weight="normal" officeooo:rsid="0013ec83" style:font-size-asian="12pt" style:font-weight-asian="normal" style:font-size-complex="12pt" style:font-weight-complex="normal"/>
    </style:style>
    <style:style style:name="T11" style:family="text">
      <style:text-properties fo:font-size="12pt" style:text-underline-style="none" fo:font-weight="normal" officeooo:rsid="00152275" style:font-size-asian="12pt" style:font-weight-asian="normal" style:font-size-complex="12pt" style:font-weight-complex="normal"/>
    </style:style>
    <style:style style:name="T12" style:family="text">
      <style:text-properties fo:font-size="12pt" officeooo:rsid="0013ec83" style:font-size-asian="12pt" style:font-size-complex="12pt"/>
    </style:style>
    <style:style style:name="T13" style:family="text">
      <style:text-properties fo:font-size="12pt" officeooo:rsid="000709f8" style:font-size-asian="12pt" style:font-size-complex="12pt"/>
    </style:style>
    <style:style style:name="T14" style:family="text">
      <style:text-properties officeooo:rsid="001522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Ejercicio</text:span><text:span text:style-name="T3"> </text:span><text:span text:style-name="T4">3.- ¿Cómo ejecutaríamos el código de manera secuencial? ¿Qué implicaciones tiene que la ejecución de los hilos sea concurrente?</text:span><text:span text:style-name="T2"> </text:span></text:p>
      <text:p text:style-name="P3"/>
      <text:p text:style-name="P3">Hacer que estos métodos estén sincronizados tiene dos efectos:</text:p>
      <text:p text:style-name="P3">https://java.dokry.com/2308/ejecutar-secuencias-de-java-de-forma-secuencial.html</text:p>
      <text:p text:style-name="P14"><text:span text:style-name="T7">Ejercicio</text:span> 5.- ¿Qué quiere decir que estos métodos sean syncronized? </text:p>
      <text:p text:style-name="P1"/>
      <text:p text:style-name="P1">Hacer que estos métodos estén sincronizados tiene dos efectos:</text:p>
      <text:p text:style-name="P1"/>
      <text:list xml:id="list2000592724" text:style-name="L1">
        <text:list-item>
          <text:p text:style-name="P9">Primero, no es posible que dos invocaciones de métodos sincronizados en el mismo objeto se intercalen. Cuando un hilo está ejecutando un método sincronizado para un objeto, todos los demás hilos que invocan métodos sincronizados para el mismo bloque de objeto (suspenden la ejecución) hasta que el primer hilo se hace con el objeto.</text:p>
        </text:list-item>
        <text:list-item>
          <text:p text:style-name="P9"><text:span text:style-name="T1">S</text:span>egundo, cuando un método sincronizado sale, establece automáticamente una relación pasa-antes con cualquier invocación posterior de un método sincronizado para el mismo objeto. Esto garantiza que los cambios de estado del objeto sean visibles para todos los hilos.</text:p>
        </text:list-item>
      </text:list>
      <text:p text:style-name="P2"/>
      <text:p text:style-name="P1">El uso de la palabra clave synchronized con un constructor es un error de sintaxis. </text:p>
      <text:p text:style-name="P1">Sincronizar los constructores no tiene sentido, porque sólo el hilo que crea un objeto debería tener </text:p>
      <text:p text:style-name="P1">acceso a él mientras se está construyendo.</text:p>
      <text:p text:style-name="P1"/>
      <text:p text:style-name="P4"/>
      <text:p text:style-name="P6">Ejercicio 6.- Nombra al menos dos alternativas a los métodos syncronized ¿Cuáles son sus ventajas? ¿Cuáles son sus desventajas? </text:p>
      <text:p text:style-name="P3"/>
      <text:p text:style-name="P13">Atomic Access</text:p>
      <text:p text:style-name="P13">https://docs.oracle.com/javase/tutorial/essential/concurrency/atomic.html</text:p>
      <text:p text:style-name="P3"/>
      <text:p text:style-name="P7">Ejercicio <text:span text:style-name="T6">9</text:span> .- ¿Qué es un diagrama UML? ¿Qué tipos de diagramas UML existen? Lístalos y entiende que utilidad tiene cada uno. </text:p>
      <text:p text:style-name="P3"/>
      <text:p text:style-name="P10"><text:span text:style-name="T9">UML son las siglas de “Unified Modeling Language” o “Lenguaje Unificado de Modelado”, </text:span><text:span text:style-name="T10">y e</text:span><text:span text:style-name="T9">s un lenguaje d</text:span><text:span text:style-name="T10">e modelado</text:span><text:span text:style-name="T9"> para visualizar, especificar, construir y documentar un sistema. Se trata de un estándar que se ha adoptado a nivel internacional por numerosos organismos y empresas para crear esquemas </text:span><text:span text:style-name="T10">de bases de datos</text:span><text:span text:style-name="T9">, diagramas y documentación relativa a los desarrollos de software (programas informáticos). </text:span></text:p>
      <text:p text:style-name="P10"><text:span text:style-name="T9"/></text:p>
      <text:p text:style-name="P10"><text:span text:style-name="T9">Existen v</text:span><text:span text:style-name="T11">arios</text:span><text:span text:style-name="T9"> tipos de diagramas </text:span><text:span text:style-name="T10">principales</text:span><text:span text:style-name="T9">: </text:span></text:p>
      <text:list xml:id="list346917814" text:style-name="L2">
        <text:list-item>
          <text:p text:style-name="P11"><text:span text:style-name="T10">D</text:span><text:span text:style-name="T9">iagramas d</text:span><text:span text:style-name="T11">e clases: </text:span></text:p>
        </text:list-item>
      </text:list>
      <text:p text:style-name="P10"><text:span text:style-name="T11"/></text:p>
      <text:list xml:id="list170140961364812" text:continue-numbering="true" text:style-name="L2">
        <text:list-item>
          <text:p text:style-name="P11"><text:span text:style-name="T10">D</text:span><text:span text:style-name="T9">iagramas de </text:span><text:span text:style-name="T11">objetos</text:span></text:p>
        </text:list-item>
        <text:list-item>
          <text:p text:style-name="P15"><text:span text:style-name="T8">Diagramas de casos de uso</text:span></text:p>
        </text:list-item>
        <text:list-item>
          <text:p text:style-name="P15"><text:span text:style-name="T8">Diagrama de estados</text:span></text:p>
        </text:list-item>
        <text:list-item>
          <text:p text:style-name="P15"><text:span text:style-name="T8">Diagrama de secuencias</text:span></text:p>
        </text:list-item>
        <text:list-item>
          <text:p text:style-name="P15"><text:span text:style-name="T8">Diagrama de colaboración</text:span></text:p>
        </text:list-item>
      </text:list>
      <text:p text:style-name="P16"><text:a xlink:type="simple" xlink:href="https://www.teatroabadia.com/es/uploads/documentos/iagramas_del_uml.pdf" text:style-name="Internet_20_link" text:visited-style-name="Visited_20_Internet_20_Link"><text:span text:style-name="T13">https://www.teatroabadia.com/es/uploads/documentos/iagramas_del_uml.pdf</text:span></text:a></text:p>
      <text:p text:style-name="P16"><text:a xlink:type="simple" xlink:href="https://es.wikipedia.org/wiki/Lenguaje_unificado_de_modelado#De_comportamiento" text:style-name="Internet_20_link" text:visited-style-name="Visited_20_Internet_20_Link"><text:span text:style-name="T13">https://es.wikipedia.org/wiki/Lenguaje_unificado_de_modelado#De_comportamiento</text:span></text:a></text:p>
      <text:p text:style-name="P16"><text:soft-page-break/><text:span text:style-name="T13">https://www.aprenderaprogramar.com/index.php?option=com_content&amp;view=article&amp;id=688:ique-es-y-para-que-sirve-uml-versiones-de-uml-lenguaje-unificado-de-modelado-tipos-de-diagramas-uml&amp;catid=46&amp;Itemid=163</text:span></text:p>
      <text:p text:style-name="P16"><text:span text:style-name="T13"/></text:p>
      <text:p text:style-name="P17"><text:span text:style-name="T13"/></text:p>
      <text:p text:style-name="P3"/>
      <text:p text:style-name="P3"/>
      <text:p text:style-name="P8">Ejercicio <text:span text:style-name="T6">10</text:span> .- Dibuja un diagrama de clases utilizando UML. Debe contener la clase Thread, la clase Runnable, la clase desarrollada en el punto.</text:p>
      <text:p text:style-name="P3"/>
      <text:p text:style-name="P3">Hacer que estos métodos estén sincronizados tiene dos efectos:</text:p>
      <text:p text:style-name="P3"/>
      <text:p text:style-name="P8">Ejercicio <text:span text:style-name="T6">11</text:span> .- ¿Qué similitudes hay entre extender la clase Thread o implementar la clase Runnable en este caso concreto? </text:p>
      <text:p text:style-name="P3"/>
      <text:p text:style-name="P3">Hacer que estos métodos estén sincronizados tiene dos efectos:</text:p>
      <text:p text:style-name="P3"/>
      <text:p text:style-name="P8">Ejercicio <text:span text:style-name="T6">12</text:span> .- ¿Qué diferencias hay entre extender la clase Thread o implementar la clase Runnable conceptualmente? </text:p>
      <text:p text:style-name="P3"/>
      <text:p text:style-name="P3">Hacer que estos métodos estén sincronizados tiene dos efectos:</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4T16:03:34.403000000</meta:creation-date>
    <dc:date>2020-12-14T17:01:39.836000000</dc:date>
    <meta:editing-duration>PT15M</meta:editing-duration>
    <meta:editing-cycles>11</meta:editing-cycles>
    <meta:generator>LibreOffice/6.3.4.2$Windows_X86_64 LibreOffice_project/60da17e045e08f1793c57c00ba83cdfce946d0aa</meta:generator>
    <meta:document-statistic meta:table-count="0" meta:image-count="0" meta:object-count="0" meta:page-count="2" meta:paragraph-count="31" meta:word-count="410" meta:character-count="3096" meta:non-whitespace-character-count="2714"/>
  </office:meta>
</office:document-meta>
</file>